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9cdcfe" loext:opacity="100%" style:font-name="Consolas" fo:font-size="10.5pt" fo:font-weight="normal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569cd6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569cd6" loext:opacity="100%" style:font-name="Consolas" fo:font-size="10.5pt" fo:font-weight="normal"/>
    </style:style>
    <style:style style:name="T9" style:family="text">
      <style:text-properties fo:color="#4fc1ff" loext:opacity="100%" style:font-name="Consolas" fo:font-size="10.5pt" fo:font-weight="normal"/>
    </style:style>
    <style:style style:name="T10" style:family="text">
      <style:text-properties fo:color="#dcdcaa" loext:opacity="100%" style:font-name="Consolas" fo:font-size="10.5pt" fo:font-weight="normal"/>
    </style:style>
    <style:style style:name="T11" style:family="text">
      <style:text-properties fo:color="#d4d4d4" loext:opacity="100%" style:font-name="Consolas" fo:font-size="10.5pt" fo:font-weight="normal"/>
    </style:style>
    <style:style style:name="T12" style:family="text">
      <style:text-properties fo:color="#6a9955" loext:opacity="100%" style:font-name="Consolas" fo:font-size="10.5pt" fo:font-weight="normal"/>
    </style:style>
    <style:style style:name="T13" style:family="text">
      <style:text-properties fo:color="#ce9178" loext:opacity="100%" style:font-name="Consolas" fo:font-size="10.5pt" fo:font-weight="normal"/>
    </style:style>
    <style:style style:name="T14" style:family="text">
      <style:text-properties fo:color="#c586c0" loext:opacity="100%" style:font-name="Consolas" fo:font-size="10.5pt" fo:font-weight="normal"/>
    </style:style>
    <style:style style:name="T15" style:family="text">
      <style:text-properties fo:color="#b5cea8" loext:opacity="100%" style:font-name="Consolas" fo:font-size="10.5pt" fo:font-weight="normal"/>
    </style:style>
    <style:style style:name="T16" style:family="text">
      <style:text-properties fo:color="#808080" loext:opacity="100%" style:font-name="Consolas" fo:font-size="10.5pt" fo:font-weight="normal"/>
    </style:style>
    <style:style style:name="T17" style:family="text">
      <style:text-properties fo:color="#4ec9b0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, { <text:span text:style-name="T2">useEffect</text:span>, <text:span text:style-name="T2">useState</text:span> } <text:span text:style-name="T1">from</text:span> <text:span text:style-name="T3">"react"</text:span>;</text:p>
      <text:p text:style-name="P1"><text:span text:style-name="T1">import</text:span> <text:span text:style-name="T2">axios</text:span> <text:span text:style-name="T1">from</text:span> <text:span text:style-name="T3">"axios"</text:span>;</text:p>
      <text:p text:style-name="P1"><text:span text:style-name="T1">import</text:span> {</text:p>
      <text:p text:style-name="P2">  <text:span text:style-name="T4">BarChart</text:span><text:span text:style-name="T5">,</text:span></text:p>
      <text:p text:style-name="P2">  <text:span text:style-name="T4">Bar</text:span><text:span text:style-name="T5">,</text:span></text:p>
      <text:p text:style-name="P2">  <text:span text:style-name="T4">XAxis</text:span><text:span text:style-name="T5">,</text:span></text:p>
      <text:p text:style-name="P2">  <text:span text:style-name="T4">YAxis</text:span><text:span text:style-name="T5">,</text:span></text:p>
      <text:p text:style-name="P2">  <text:span text:style-name="T4">CartesianGrid</text:span><text:span text:style-name="T5">,</text:span></text:p>
      <text:p text:style-name="P2">  <text:span text:style-name="T4">Tooltip</text:span><text:span text:style-name="T5">,</text:span></text:p>
      <text:p text:style-name="P2">  <text:span text:style-name="T4">Legend</text:span><text:span text:style-name="T5">,</text:span></text:p>
      <text:p text:style-name="P2">  <text:span text:style-name="T4">ResponsiveContainer</text:span><text:span text:style-name="T5">,</text:span></text:p>
      <text:p text:style-name="P1">} <text:span text:style-name="T1">from</text:span> <text:span text:style-name="T3">"recharts"</text:span>;</text:p>
      <text:p text:style-name="P3"/>
      <text:p text:style-name="P1"><text:span text:style-name="T1">export</text:span> <text:span text:style-name="T1">default</text:span> <text:span text:style-name="T6">function</text:span> <text:span text:style-name="T7">ResumenGeneral</text:span>() {</text:p>
      <text:p text:style-name="P2">  <text:span text:style-name="T8">const</text:span><text:span text:style-name="T5"> [</text:span><text:span text:style-name="T9">datos</text:span><text:span text:style-name="T5">, </text:span><text:span text:style-name="T10">setDatos</text:span><text:span text:style-name="T5">] </text:span><text:span text:style-name="T11">=</text:span><text:span text:style-name="T5"> </text:span><text:span text:style-name="T10">useState</text:span><text:span text:style-name="T5">(</text:span><text:span text:style-name="T8">null</text:span><text:span text:style-name="T5">); </text:span><text:span text:style-name="T12">// &lt;- empieza como null</text:span></text:p>
      <text:p text:style-name="P3"/>
      <text:p text:style-name="P2">  <text:span text:style-name="T10">useEffect</text:span><text:span text:style-name="T5">(() </text:span><text:span text:style-name="T8">=&gt;</text:span><text:span text:style-name="T5"> {</text:span></text:p>
      <text:p text:style-name="P2">    <text:span text:style-name="T9">axios</text:span><text:span text:style-name="T5">.</text:span><text:span text:style-name="T10">get</text:span><text:span text:style-name="T5">(</text:span><text:span text:style-name="T13">"http://localhost:8000/resumen-general"</text:span><text:span text:style-name="T5">)</text:span></text:p>
      <text:p text:style-name="P2">      <text:span text:style-name="T5">.</text:span><text:span text:style-name="T10">then</text:span><text:span text:style-name="T5">((</text:span><text:span text:style-name="T4">response</text:span><text:span text:style-name="T5">) </text:span><text:span text:style-name="T8">=&gt;</text:span><text:span text:style-name="T5"> {</text:span></text:p>
      <text:p text:style-name="P2">        <text:span text:style-name="T10">setDatos</text:span><text:span text:style-name="T5">(</text:span><text:span text:style-name="T4">response</text:span><text:span text:style-name="T5">.</text:span><text:span text:style-name="T4">data</text:span><text:span text:style-name="T5">);</text:span></text:p>
      <text:p text:style-name="P2">      <text:span text:style-name="T5">})</text:span></text:p>
      <text:p text:style-name="P2">      <text:span text:style-name="T5">.</text:span><text:span text:style-name="T10">catch</text:span><text:span text:style-name="T5">((</text:span><text:span text:style-name="T4">error</text:span><text:span text:style-name="T5">) </text:span><text:span text:style-name="T8">=&gt;</text:span><text:span text:style-name="T5"> {</text:span></text:p>
      <text:p text:style-name="P2">        <text:span text:style-name="T4">console</text:span><text:span text:style-name="T5">.</text:span><text:span text:style-name="T10">error</text:span><text:span text:style-name="T5">(</text:span><text:span text:style-name="T13">"Error al obtener los datos:"</text:span><text:span text:style-name="T5">, </text:span><text:span text:style-name="T4">error</text:span><text:span text:style-name="T5">);</text:span></text:p>
      <text:p text:style-name="P2">      <text:span text:style-name="T5">});</text:span></text:p>
      <text:p text:style-name="P2">  <text:span text:style-name="T5">}, []);</text:span></text:p>
      <text:p text:style-name="P3"/>
      <text:p text:style-name="P2">  <text:span text:style-name="T8">const</text:span><text:span text:style-name="T5"> </text:span><text:span text:style-name="T10">formatearMes</text:span><text:span text:style-name="T5"> </text:span><text:span text:style-name="T11">=</text:span><text:span text:style-name="T5"> (</text:span><text:span text:style-name="T4">mes</text:span><text:span text:style-name="T5">) </text:span><text:span text:style-name="T8">=&gt;</text:span><text:span text:style-name="T5"> {</text:span></text:p>
      <text:p text:style-name="P2">    <text:span text:style-name="T8">const</text:span><text:span text:style-name="T5"> </text:span><text:span text:style-name="T9">meses</text:span><text:span text:style-name="T5"> </text:span><text:span text:style-name="T11">=</text:span><text:span text:style-name="T5"> [</text:span><text:span text:style-name="T13">"Ene"</text:span><text:span text:style-name="T5">, </text:span><text:span text:style-name="T13">"Feb"</text:span><text:span text:style-name="T5">, </text:span><text:span text:style-name="T13">"Mar"</text:span><text:span text:style-name="T5">, </text:span><text:span text:style-name="T13">"Abr"</text:span><text:span text:style-name="T5">, </text:span><text:span text:style-name="T13">"May"</text:span><text:span text:style-name="T5">, </text:span><text:span text:style-name="T13">"Jun"</text:span><text:span text:style-name="T5">, </text:span><text:span text:style-name="T13">"Jul"</text:span><text:span text:style-name="T5">, </text:span><text:span text:style-name="T13">"Ago"</text:span><text:span text:style-name="T5">, </text:span><text:span text:style-name="T13">"Sep"</text:span><text:span text:style-name="T5">, </text:span><text:span text:style-name="T13">"Oct"</text:span><text:span text:style-name="T5">, </text:span><text:span text:style-name="T13">"Nov"</text:span><text:span text:style-name="T5">, </text:span><text:span text:style-name="T13">"Dic"</text:span><text:span text:style-name="T5">];</text:span></text:p>
      <text:p text:style-name="P2">    <text:span text:style-name="T14">return</text:span><text:span text:style-name="T5"> </text:span><text:span text:style-name="T9">meses</text:span><text:span text:style-name="T5">[</text:span><text:span text:style-name="T4">mes</text:span><text:span text:style-name="T5"> </text:span><text:span text:style-name="T11">-</text:span><text:span text:style-name="T5"> </text:span><text:span text:style-name="T15">1</text:span><text:span text:style-name="T5">] </text:span><text:span text:style-name="T11">||</text:span><text:span text:style-name="T5"> </text:span><text:span text:style-name="T4">mes</text:span><text:span text:style-name="T5">;</text:span></text:p>
      <text:p text:style-name="P2">  <text:span text:style-name="T5">};</text:span></text:p>
      <text:p text:style-name="P3"/>
      <text:p text:style-name="P2">  <text:span text:style-name="T8">const</text:span><text:span text:style-name="T5"> </text:span><text:span text:style-name="T10">formatearDia</text:span><text:span text:style-name="T5"> </text:span><text:span text:style-name="T11">=</text:span><text:span text:style-name="T5"> (</text:span><text:span text:style-name="T4">dia</text:span><text:span text:style-name="T5">) </text:span><text:span text:style-name="T8">=&gt;</text:span><text:span text:style-name="T5"> </text:span><text:span text:style-name="T13">`Día </text:span><text:span text:style-name="T8">${</text:span><text:span text:style-name="T4">dia</text:span><text:span text:style-name="T8">}</text:span><text:span text:style-name="T13">`</text:span><text:span text:style-name="T5">;</text:span></text:p>
      <text:p text:style-name="P3"/>
      <text:p text:style-name="P2">  <text:span text:style-name="T14">if</text:span><text:span text:style-name="T5"> (</text:span><text:span text:style-name="T11">!</text:span><text:span text:style-name="T9">datos</text:span><text:span text:style-name="T5">) </text:span><text:span text:style-name="T14">return</text:span><text:span text:style-name="T5"> </text:span><text:span text:style-name="T16">&lt;</text:span><text:span text:style-name="T8">p</text:span><text:span text:style-name="T5"> </text:span><text:span text:style-name="T4">className</text:span><text:span text:style-name="T11">=</text:span><text:span text:style-name="T13">"p-4"</text:span><text:span text:style-name="T16">&gt;</text:span><text:span text:style-name="T5">Cargando resumen...</text:span><text:span text:style-name="T16">&lt;/</text:span><text:span text:style-name="T8">p</text:span><text:span text:style-name="T16">&gt;</text:span><text:span text:style-name="T5">;</text:span></text:p>
      <text:p text:style-name="P3"/>
      <text:p text:style-name="P2">  <text:span text:style-name="T14">return</text:span><text:span text:style-name="T5"> (</text:span></text:p>
      <text:p text:style-name="P2">    <text:span text:style-name="T16">&lt;</text:span><text:span text:style-name="T8">div</text:span><text:span text:style-name="T5"> </text:span><text:span text:style-name="T4">className</text:span><text:span text:style-name="T11">=</text:span><text:span text:style-name="T13">"p-4 grid gap-8"</text:span><text:span text:style-name="T16">&gt;</text:span></text:p>
      <text:p text:style-name="P2">      <text:span text:style-name="T16">&lt;</text:span><text:span text:style-name="T8">h2</text:span><text:span text:style-name="T5"> </text:span><text:span text:style-name="T4">className</text:span><text:span text:style-name="T11">=</text:span><text:span text:style-name="T13">"text-2xl font-bold mb-2"</text:span><text:span text:style-name="T16">&gt;</text:span><text:span text:style-name="T5">Gráficos Resumen General</text:span><text:span text:style-name="T16">&lt;/</text:span><text:span text:style-name="T8">h2</text:span><text:span text:style-name="T16">&gt;</text:span></text:p>
      <text:p text:style-name="P3"/>
      <text:p text:style-name="P2">      <text:span text:style-name="T8">{</text:span><text:span text:style-name="T12">/* Ingresos Anuales */</text:span><text:span text:style-name="T8">}</text:span></text:p>
      <text:p text:style-name="P2">      <text:span text:style-name="T16">&lt;</text:span><text:span text:style-name="T8">div</text:span><text:span text:style-name="T16">&gt;</text:span></text:p>
      <text:p text:style-name="P2">        <text:span text:style-name="T16">&lt;</text:span><text:span text:style-name="T8">h3</text:span><text:span text:style-name="T5"> </text:span><text:span text:style-name="T4">className</text:span><text:span text:style-name="T11">=</text:span><text:span text:style-name="T13">"text-xl font-semibold mb-2"</text:span><text:span text:style-name="T16">&gt;</text:span><text:span text:style-name="T5">Ingresos Anuales</text:span><text:span text:style-name="T16">&lt;/</text:span><text:span text:style-name="T8">h3</text:span><text:span text:style-name="T16">&gt;</text:span></text:p>
      <text:p text:style-name="P2">        <text:span text:style-name="T16">&lt;</text:span><text:span text:style-name="T17">ResponsiveContainer</text:span><text:span text:style-name="T5"> </text:span><text:span text:style-name="T4">width</text:span><text:span text:style-name="T11">=</text:span><text:span text:style-name="T13">"100%"</text:span><text:span text:style-name="T5"> </text:span><text:span text:style-name="T4">height</text:span><text:span text:style-name="T11">=</text:span><text:span text:style-name="T8">{</text:span><text:span text:style-name="T15">250</text:span><text:span text:style-name="T8">}</text:span><text:span text:style-name="T16">&gt;</text:span></text:p>
      <text:p text:style-name="P2">          <text:span text:style-name="T16">&lt;</text:span><text:span text:style-name="T17">BarChart</text:span><text:span text:style-name="T5"> </text:span><text:span text:style-name="T4">data</text:span><text:span text:style-name="T11">=</text:span><text:span text:style-name="T8">{</text:span><text:span text:style-name="T9">datos</text:span><text:span text:style-name="T11">.</text:span><text:span text:style-name="T4">ingresos_anuales</text:span><text:span text:style-name="T11">.</text:span><text:span text:style-name="T10">map</text:span><text:span text:style-name="T11">(</text:span><text:span text:style-name="T4">d</text:span><text:span text:style-name="T11"> </text:span><text:span text:style-name="T8">=&gt;</text:span><text:span text:style-name="T11"> ({ ...</text:span><text:span text:style-name="T4">d</text:span><text:span text:style-name="T11">, </text:span><text:span text:style-name="T4">mes:</text:span><text:span text:style-name="T11"> </text:span><text:span text:style-name="T10">formatearMes</text:span><text:span text:style-name="T11">(</text:span><text:span text:style-name="T4">d</text:span><text:span text:style-name="T11">.</text:span><text:span text:style-name="T4">mes</text:span><text:span text:style-name="T11">) }))</text:span><text:span text:style-name="T8">}</text:span><text:span text:style-name="T16">&gt;</text:span></text:p>
      <text:p text:style-name="P2">            <text:span text:style-name="T16">&lt;</text:span><text:span text:style-name="T17">CartesianGrid</text:span><text:span text:style-name="T5"> </text:span><text:span text:style-name="T4">strokeDasharray</text:span><text:span text:style-name="T11">=</text:span><text:span text:style-name="T13">"3 3"</text:span><text:span text:style-name="T5"> </text:span><text:span text:style-name="T16">/&gt;</text:span></text:p>
      <text:p text:style-name="P2">            <text:span text:style-name="T16">&lt;</text:span><text:span text:style-name="T17">XAxis</text:span><text:span text:style-name="T5"> </text:span><text:span text:style-name="T4">dataKey</text:span><text:span text:style-name="T11">=</text:span><text:span text:style-name="T13">"mes"</text:span><text:span text:style-name="T5"> </text:span><text:span text:style-name="T16">/&gt;</text:span></text:p>
      <text:p text:style-name="P2">            <text:span text:style-name="T16">&lt;</text:span><text:span text:style-name="T17">YAxis</text:span><text:span text:style-name="T5"> </text:span><text:span text:style-name="T16">/&gt;</text:span></text:p>
      <text:p text:style-name="P2">            <text:span text:style-name="T16">&lt;</text:span><text:span text:style-name="T17">Tooltip</text:span><text:span text:style-name="T5"> </text:span><text:span text:style-name="T16">/&gt;</text:span></text:p>
      <text:p text:style-name="P2">            <text:span text:style-name="T16">&lt;</text:span><text:span text:style-name="T17">Legend</text:span><text:span text:style-name="T5"> </text:span><text:span text:style-name="T16">/&gt;</text:span></text:p>
      <text:p text:style-name="P2"><text:soft-page-break/>            <text:span text:style-name="T16">&lt;</text:span><text:span text:style-name="T17">Bar</text:span><text:span text:style-name="T5"> </text:span><text:span text:style-name="T4">dataKey</text:span><text:span text:style-name="T11">=</text:span><text:span text:style-name="T13">"total"</text:span><text:span text:style-name="T5"> </text:span><text:span text:style-name="T4">fill</text:span><text:span text:style-name="T11">=</text:span><text:span text:style-name="T13">"#4caf50"</text:span><text:span text:style-name="T5"> </text:span><text:span text:style-name="T4">name</text:span><text:span text:style-name="T11">=</text:span><text:span text:style-name="T13">"Ingresos"</text:span><text:span text:style-name="T5"> </text:span><text:span text:style-name="T16">/&gt;</text:span></text:p>
      <text:p text:style-name="P2">          <text:span text:style-name="T16">&lt;/</text:span><text:span text:style-name="T17">BarChart</text:span><text:span text:style-name="T16">&gt;</text:span></text:p>
      <text:p text:style-name="P2">        <text:span text:style-name="T16">&lt;/</text:span><text:span text:style-name="T17">ResponsiveContainer</text:span><text:span text:style-name="T16">&gt;</text:span></text:p>
      <text:p text:style-name="P2">      <text:span text:style-name="T16">&lt;/</text:span><text:span text:style-name="T8">div</text:span><text:span text:style-name="T16">&gt;</text:span></text:p>
      <text:p text:style-name="P3"/>
      <text:p text:style-name="P2">      <text:span text:style-name="T8">{</text:span><text:span text:style-name="T12">/* Egresos Anuales */</text:span><text:span text:style-name="T8">}</text:span></text:p>
      <text:p text:style-name="P2">      <text:span text:style-name="T16">&lt;</text:span><text:span text:style-name="T8">div</text:span><text:span text:style-name="T16">&gt;</text:span></text:p>
      <text:p text:style-name="P2">        <text:span text:style-name="T16">&lt;</text:span><text:span text:style-name="T8">h3</text:span><text:span text:style-name="T5"> </text:span><text:span text:style-name="T4">className</text:span><text:span text:style-name="T11">=</text:span><text:span text:style-name="T13">"text-xl font-semibold mb-2"</text:span><text:span text:style-name="T16">&gt;</text:span><text:span text:style-name="T5">Egresos Anuales</text:span><text:span text:style-name="T16">&lt;/</text:span><text:span text:style-name="T8">h3</text:span><text:span text:style-name="T16">&gt;</text:span></text:p>
      <text:p text:style-name="P2">        <text:span text:style-name="T16">&lt;</text:span><text:span text:style-name="T17">ResponsiveContainer</text:span><text:span text:style-name="T5"> </text:span><text:span text:style-name="T4">width</text:span><text:span text:style-name="T11">=</text:span><text:span text:style-name="T13">"100%"</text:span><text:span text:style-name="T5"> </text:span><text:span text:style-name="T4">height</text:span><text:span text:style-name="T11">=</text:span><text:span text:style-name="T8">{</text:span><text:span text:style-name="T15">250</text:span><text:span text:style-name="T8">}</text:span><text:span text:style-name="T16">&gt;</text:span></text:p>
      <text:p text:style-name="P2">          <text:span text:style-name="T16">&lt;</text:span><text:span text:style-name="T17">BarChart</text:span><text:span text:style-name="T5"> </text:span><text:span text:style-name="T4">data</text:span><text:span text:style-name="T11">=</text:span><text:span text:style-name="T8">{</text:span><text:span text:style-name="T9">datos</text:span><text:span text:style-name="T11">.</text:span><text:span text:style-name="T4">egresos_anuales</text:span><text:span text:style-name="T11">.</text:span><text:span text:style-name="T10">map</text:span><text:span text:style-name="T11">(</text:span><text:span text:style-name="T4">d</text:span><text:span text:style-name="T11"> </text:span><text:span text:style-name="T8">=&gt;</text:span><text:span text:style-name="T11"> ({ ...</text:span><text:span text:style-name="T4">d</text:span><text:span text:style-name="T11">, </text:span><text:span text:style-name="T4">mes:</text:span><text:span text:style-name="T11"> </text:span><text:span text:style-name="T10">formatearMes</text:span><text:span text:style-name="T11">(</text:span><text:span text:style-name="T4">d</text:span><text:span text:style-name="T11">.</text:span><text:span text:style-name="T4">mes</text:span><text:span text:style-name="T11">) }))</text:span><text:span text:style-name="T8">}</text:span><text:span text:style-name="T16">&gt;</text:span></text:p>
      <text:p text:style-name="P2">            <text:span text:style-name="T16">&lt;</text:span><text:span text:style-name="T17">CartesianGrid</text:span><text:span text:style-name="T5"> </text:span><text:span text:style-name="T4">strokeDasharray</text:span><text:span text:style-name="T11">=</text:span><text:span text:style-name="T13">"3 3"</text:span><text:span text:style-name="T5"> </text:span><text:span text:style-name="T16">/&gt;</text:span></text:p>
      <text:p text:style-name="P2">            <text:span text:style-name="T16">&lt;</text:span><text:span text:style-name="T17">XAxis</text:span><text:span text:style-name="T5"> </text:span><text:span text:style-name="T4">dataKey</text:span><text:span text:style-name="T11">=</text:span><text:span text:style-name="T13">"mes"</text:span><text:span text:style-name="T5"> </text:span><text:span text:style-name="T16">/&gt;</text:span></text:p>
      <text:p text:style-name="P2">            <text:span text:style-name="T16">&lt;</text:span><text:span text:style-name="T17">YAxis</text:span><text:span text:style-name="T5"> </text:span><text:span text:style-name="T16">/&gt;</text:span></text:p>
      <text:p text:style-name="P2">            <text:span text:style-name="T16">&lt;</text:span><text:span text:style-name="T17">Tooltip</text:span><text:span text:style-name="T5"> </text:span><text:span text:style-name="T16">/&gt;</text:span></text:p>
      <text:p text:style-name="P2">            <text:span text:style-name="T16">&lt;</text:span><text:span text:style-name="T17">Legend</text:span><text:span text:style-name="T5"> </text:span><text:span text:style-name="T16">/&gt;</text:span></text:p>
      <text:p text:style-name="P2">            <text:span text:style-name="T16">&lt;</text:span><text:span text:style-name="T17">Bar</text:span><text:span text:style-name="T5"> </text:span><text:span text:style-name="T4">dataKey</text:span><text:span text:style-name="T11">=</text:span><text:span text:style-name="T13">"total"</text:span><text:span text:style-name="T5"> </text:span><text:span text:style-name="T4">fill</text:span><text:span text:style-name="T11">=</text:span><text:span text:style-name="T13">"#f44336"</text:span><text:span text:style-name="T5"> </text:span><text:span text:style-name="T4">name</text:span><text:span text:style-name="T11">=</text:span><text:span text:style-name="T13">"Egresos"</text:span><text:span text:style-name="T5"> </text:span><text:span text:style-name="T16">/&gt;</text:span></text:p>
      <text:p text:style-name="P2">          <text:span text:style-name="T16">&lt;/</text:span><text:span text:style-name="T17">BarChart</text:span><text:span text:style-name="T16">&gt;</text:span></text:p>
      <text:p text:style-name="P2">        <text:span text:style-name="T16">&lt;/</text:span><text:span text:style-name="T17">ResponsiveContainer</text:span><text:span text:style-name="T16">&gt;</text:span></text:p>
      <text:p text:style-name="P2">      <text:span text:style-name="T16">&lt;/</text:span><text:span text:style-name="T8">div</text:span><text:span text:style-name="T16">&gt;</text:span></text:p>
      <text:p text:style-name="P3"/>
      <text:p text:style-name="P2">      <text:span text:style-name="T8">{</text:span><text:span text:style-name="T12">/* Ingresos Mensuales */</text:span><text:span text:style-name="T8">}</text:span></text:p>
      <text:p text:style-name="P2">      <text:span text:style-name="T16">&lt;</text:span><text:span text:style-name="T8">div</text:span><text:span text:style-name="T16">&gt;</text:span></text:p>
      <text:p text:style-name="P2">        <text:span text:style-name="T16">&lt;</text:span><text:span text:style-name="T8">h3</text:span><text:span text:style-name="T5"> </text:span><text:span text:style-name="T4">className</text:span><text:span text:style-name="T11">=</text:span><text:span text:style-name="T13">"text-xl font-semibold mb-2"</text:span><text:span text:style-name="T16">&gt;</text:span><text:span text:style-name="T5">Ingresos Mensuales</text:span><text:span text:style-name="T16">&lt;/</text:span><text:span text:style-name="T8">h3</text:span><text:span text:style-name="T16">&gt;</text:span></text:p>
      <text:p text:style-name="P2">        <text:span text:style-name="T16">&lt;</text:span><text:span text:style-name="T17">ResponsiveContainer</text:span><text:span text:style-name="T5"> </text:span><text:span text:style-name="T4">width</text:span><text:span text:style-name="T11">=</text:span><text:span text:style-name="T13">"100%"</text:span><text:span text:style-name="T5"> </text:span><text:span text:style-name="T4">height</text:span><text:span text:style-name="T11">=</text:span><text:span text:style-name="T8">{</text:span><text:span text:style-name="T15">250</text:span><text:span text:style-name="T8">}</text:span><text:span text:style-name="T16">&gt;</text:span></text:p>
      <text:p text:style-name="P2">          <text:span text:style-name="T16">&lt;</text:span><text:span text:style-name="T17">BarChart</text:span><text:span text:style-name="T5"> </text:span><text:span text:style-name="T4">data</text:span><text:span text:style-name="T11">=</text:span><text:span text:style-name="T8">{</text:span><text:span text:style-name="T9">datos</text:span><text:span text:style-name="T11">.</text:span><text:span text:style-name="T4">ingresos_mensuales</text:span><text:span text:style-name="T11">.</text:span><text:span text:style-name="T10">map</text:span><text:span text:style-name="T11">(</text:span><text:span text:style-name="T4">d</text:span><text:span text:style-name="T11"> </text:span><text:span text:style-name="T8">=&gt;</text:span><text:span text:style-name="T11"> ({ ...</text:span><text:span text:style-name="T4">d</text:span><text:span text:style-name="T11">, </text:span><text:span text:style-name="T4">dia:</text:span><text:span text:style-name="T11"> </text:span><text:span text:style-name="T10">formatearDia</text:span><text:span text:style-name="T11">(</text:span><text:span text:style-name="T4">d</text:span><text:span text:style-name="T11">.</text:span><text:span text:style-name="T4">dia</text:span><text:span text:style-name="T11">) }))</text:span><text:span text:style-name="T8">}</text:span><text:span text:style-name="T16">&gt;</text:span></text:p>
      <text:p text:style-name="P2">            <text:span text:style-name="T16">&lt;</text:span><text:span text:style-name="T17">CartesianGrid</text:span><text:span text:style-name="T5"> </text:span><text:span text:style-name="T4">strokeDasharray</text:span><text:span text:style-name="T11">=</text:span><text:span text:style-name="T13">"3 3"</text:span><text:span text:style-name="T5"> </text:span><text:span text:style-name="T16">/&gt;</text:span></text:p>
      <text:p text:style-name="P2">            <text:span text:style-name="T16">&lt;</text:span><text:span text:style-name="T17">XAxis</text:span><text:span text:style-name="T5"> </text:span><text:span text:style-name="T4">dataKey</text:span><text:span text:style-name="T11">=</text:span><text:span text:style-name="T13">"dia"</text:span><text:span text:style-name="T5"> </text:span><text:span text:style-name="T16">/&gt;</text:span></text:p>
      <text:p text:style-name="P2">            <text:span text:style-name="T16">&lt;</text:span><text:span text:style-name="T17">YAxis</text:span><text:span text:style-name="T5"> </text:span><text:span text:style-name="T16">/&gt;</text:span></text:p>
      <text:p text:style-name="P2">            <text:span text:style-name="T16">&lt;</text:span><text:span text:style-name="T17">Tooltip</text:span><text:span text:style-name="T5"> </text:span><text:span text:style-name="T16">/&gt;</text:span></text:p>
      <text:p text:style-name="P2">            <text:span text:style-name="T16">&lt;</text:span><text:span text:style-name="T17">Legend</text:span><text:span text:style-name="T5"> </text:span><text:span text:style-name="T16">/&gt;</text:span></text:p>
      <text:p text:style-name="P2">            <text:span text:style-name="T16">&lt;</text:span><text:span text:style-name="T17">Bar</text:span><text:span text:style-name="T5"> </text:span><text:span text:style-name="T4">dataKey</text:span><text:span text:style-name="T11">=</text:span><text:span text:style-name="T13">"total"</text:span><text:span text:style-name="T5"> </text:span><text:span text:style-name="T4">fill</text:span><text:span text:style-name="T11">=</text:span><text:span text:style-name="T13">"#81c784"</text:span><text:span text:style-name="T5"> </text:span><text:span text:style-name="T4">name</text:span><text:span text:style-name="T11">=</text:span><text:span text:style-name="T13">"Ingresos"</text:span><text:span text:style-name="T5"> </text:span><text:span text:style-name="T16">/&gt;</text:span></text:p>
      <text:p text:style-name="P2">          <text:span text:style-name="T16">&lt;/</text:span><text:span text:style-name="T17">BarChart</text:span><text:span text:style-name="T16">&gt;</text:span></text:p>
      <text:p text:style-name="P2">        <text:span text:style-name="T16">&lt;/</text:span><text:span text:style-name="T17">ResponsiveContainer</text:span><text:span text:style-name="T16">&gt;</text:span></text:p>
      <text:p text:style-name="P2">      <text:span text:style-name="T16">&lt;/</text:span><text:span text:style-name="T8">div</text:span><text:span text:style-name="T16">&gt;</text:span></text:p>
      <text:p text:style-name="P3"/>
      <text:p text:style-name="P2">      <text:span text:style-name="T8">{</text:span><text:span text:style-name="T12">/* Egresos Mensuales */</text:span><text:span text:style-name="T8">}</text:span></text:p>
      <text:p text:style-name="P2">      <text:span text:style-name="T16">&lt;</text:span><text:span text:style-name="T8">div</text:span><text:span text:style-name="T16">&gt;</text:span></text:p>
      <text:p text:style-name="P2">        <text:span text:style-name="T16">&lt;</text:span><text:span text:style-name="T8">h3</text:span><text:span text:style-name="T5"> </text:span><text:span text:style-name="T4">className</text:span><text:span text:style-name="T11">=</text:span><text:span text:style-name="T13">"text-xl font-semibold mb-2"</text:span><text:span text:style-name="T16">&gt;</text:span><text:span text:style-name="T5">Egresos Mensuales</text:span><text:span text:style-name="T16">&lt;/</text:span><text:span text:style-name="T8">h3</text:span><text:span text:style-name="T16">&gt;</text:span></text:p>
      <text:p text:style-name="P2">        <text:span text:style-name="T16">&lt;</text:span><text:span text:style-name="T17">ResponsiveContainer</text:span><text:span text:style-name="T5"> </text:span><text:span text:style-name="T4">width</text:span><text:span text:style-name="T11">=</text:span><text:span text:style-name="T13">"100%"</text:span><text:span text:style-name="T5"> </text:span><text:span text:style-name="T4">height</text:span><text:span text:style-name="T11">=</text:span><text:span text:style-name="T8">{</text:span><text:span text:style-name="T15">250</text:span><text:span text:style-name="T8">}</text:span><text:span text:style-name="T16">&gt;</text:span></text:p>
      <text:p text:style-name="P2">          <text:span text:style-name="T16">&lt;</text:span><text:span text:style-name="T17">BarChart</text:span><text:span text:style-name="T5"> </text:span><text:span text:style-name="T4">data</text:span><text:span text:style-name="T11">=</text:span><text:span text:style-name="T8">{</text:span><text:span text:style-name="T9">datos</text:span><text:span text:style-name="T11">.</text:span><text:span text:style-name="T4">egresos_mensuales</text:span><text:span text:style-name="T11">.</text:span><text:span text:style-name="T10">map</text:span><text:span text:style-name="T11">(</text:span><text:span text:style-name="T4">d</text:span><text:span text:style-name="T11"> </text:span><text:span text:style-name="T8">=&gt;</text:span><text:span text:style-name="T11"> ({ ...</text:span><text:span text:style-name="T4">d</text:span><text:span text:style-name="T11">, </text:span><text:span text:style-name="T4">dia:</text:span><text:span text:style-name="T11"> </text:span><text:span text:style-name="T10">formatearDia</text:span><text:span text:style-name="T11">(</text:span><text:span text:style-name="T4">d</text:span><text:span text:style-name="T11">.</text:span><text:span text:style-name="T4">dia</text:span><text:span text:style-name="T11">) }))</text:span><text:span text:style-name="T8">}</text:span><text:span text:style-name="T16">&gt;</text:span></text:p>
      <text:p text:style-name="P2">            <text:span text:style-name="T16">&lt;</text:span><text:span text:style-name="T17">CartesianGrid</text:span><text:span text:style-name="T5"> </text:span><text:span text:style-name="T4">strokeDasharray</text:span><text:span text:style-name="T11">=</text:span><text:span text:style-name="T13">"3 3"</text:span><text:span text:style-name="T5"> </text:span><text:span text:style-name="T16">/&gt;</text:span></text:p>
      <text:p text:style-name="P2">            <text:span text:style-name="T16">&lt;</text:span><text:span text:style-name="T17">XAxis</text:span><text:span text:style-name="T5"> </text:span><text:span text:style-name="T4">dataKey</text:span><text:span text:style-name="T11">=</text:span><text:span text:style-name="T13">"dia"</text:span><text:span text:style-name="T5"> </text:span><text:span text:style-name="T16">/&gt;</text:span></text:p>
      <text:p text:style-name="P2">            <text:span text:style-name="T16">&lt;</text:span><text:span text:style-name="T17">YAxis</text:span><text:span text:style-name="T5"> </text:span><text:span text:style-name="T16">/&gt;</text:span></text:p>
      <text:p text:style-name="P2">            <text:span text:style-name="T16">&lt;</text:span><text:span text:style-name="T17">Tooltip</text:span><text:span text:style-name="T5"> </text:span><text:span text:style-name="T16">/&gt;</text:span></text:p>
      <text:p text:style-name="P2">            <text:span text:style-name="T16">&lt;</text:span><text:span text:style-name="T17">Legend</text:span><text:span text:style-name="T5"> </text:span><text:span text:style-name="T16">/&gt;</text:span></text:p>
      <text:p text:style-name="P2">            <text:span text:style-name="T16">&lt;</text:span><text:span text:style-name="T17">Bar</text:span><text:span text:style-name="T5"> </text:span><text:span text:style-name="T4">dataKey</text:span><text:span text:style-name="T11">=</text:span><text:span text:style-name="T13">"total"</text:span><text:span text:style-name="T5"> </text:span><text:span text:style-name="T4">fill</text:span><text:span text:style-name="T11">=</text:span><text:span text:style-name="T13">"#e57373"</text:span><text:span text:style-name="T5"> </text:span><text:span text:style-name="T4">name</text:span><text:span text:style-name="T11">=</text:span><text:span text:style-name="T13">"Egresos"</text:span><text:span text:style-name="T5"> </text:span><text:span text:style-name="T16">/&gt;</text:span></text:p>
      <text:p text:style-name="P2">          <text:span text:style-name="T16">&lt;/</text:span><text:span text:style-name="T17">BarChart</text:span><text:span text:style-name="T16">&gt;</text:span></text:p>
      <text:p text:style-name="P2">        <text:span text:style-name="T16">&lt;/</text:span><text:span text:style-name="T17">ResponsiveContainer</text:span><text:span text:style-name="T16">&gt;</text:span></text:p>
      <text:p text:style-name="P2"><text:soft-page-break/>      <text:span text:style-name="T16">&lt;/</text:span><text:span text:style-name="T8">div</text:span><text:span text:style-name="T16">&gt;</text:span></text:p>
      <text:p text:style-name="P3"/>
      <text:p text:style-name="P2">      <text:span text:style-name="T8">{</text:span><text:span text:style-name="T12">/* Deudas Anuales */</text:span><text:span text:style-name="T8">}</text:span></text:p>
      <text:p text:style-name="P2">      <text:span text:style-name="T16">&lt;</text:span><text:span text:style-name="T8">div</text:span><text:span text:style-name="T16">&gt;</text:span></text:p>
      <text:p text:style-name="P2">        <text:span text:style-name="T16">&lt;</text:span><text:span text:style-name="T8">h3</text:span><text:span text:style-name="T5"> </text:span><text:span text:style-name="T4">className</text:span><text:span text:style-name="T11">=</text:span><text:span text:style-name="T13">"text-xl font-semibold mb-2"</text:span><text:span text:style-name="T16">&gt;</text:span><text:span text:style-name="T5">Deudas Anuales</text:span><text:span text:style-name="T16">&lt;/</text:span><text:span text:style-name="T8">h3</text:span><text:span text:style-name="T16">&gt;</text:span></text:p>
      <text:p text:style-name="P2">        <text:span text:style-name="T16">&lt;</text:span><text:span text:style-name="T17">ResponsiveContainer</text:span><text:span text:style-name="T5"> </text:span><text:span text:style-name="T4">width</text:span><text:span text:style-name="T11">=</text:span><text:span text:style-name="T13">"100%"</text:span><text:span text:style-name="T5"> </text:span><text:span text:style-name="T4">height</text:span><text:span text:style-name="T11">=</text:span><text:span text:style-name="T8">{</text:span><text:span text:style-name="T15">250</text:span><text:span text:style-name="T8">}</text:span><text:span text:style-name="T16">&gt;</text:span></text:p>
      <text:p text:style-name="P2">          <text:span text:style-name="T16">&lt;</text:span><text:span text:style-name="T17">BarChart</text:span><text:span text:style-name="T5"> </text:span><text:span text:style-name="T4">data</text:span><text:span text:style-name="T11">=</text:span><text:span text:style-name="T8">{</text:span><text:span text:style-name="T9">datos</text:span><text:span text:style-name="T11">.</text:span><text:span text:style-name="T4">deudas_anuales</text:span><text:span text:style-name="T11">.</text:span><text:span text:style-name="T10">map</text:span><text:span text:style-name="T11">(</text:span><text:span text:style-name="T4">d</text:span><text:span text:style-name="T11"> </text:span><text:span text:style-name="T8">=&gt;</text:span><text:span text:style-name="T11"> ({ ...</text:span><text:span text:style-name="T4">d</text:span><text:span text:style-name="T11">, </text:span><text:span text:style-name="T4">mes:</text:span><text:span text:style-name="T11"> </text:span><text:span text:style-name="T10">formatearMes</text:span><text:span text:style-name="T11">(</text:span><text:span text:style-name="T4">d</text:span><text:span text:style-name="T11">.</text:span><text:span text:style-name="T4">mes</text:span><text:span text:style-name="T11">) }))</text:span><text:span text:style-name="T8">}</text:span><text:span text:style-name="T16">&gt;</text:span></text:p>
      <text:p text:style-name="P2">            <text:span text:style-name="T16">&lt;</text:span><text:span text:style-name="T17">CartesianGrid</text:span><text:span text:style-name="T5"> </text:span><text:span text:style-name="T4">strokeDasharray</text:span><text:span text:style-name="T11">=</text:span><text:span text:style-name="T13">"3 3"</text:span><text:span text:style-name="T5"> </text:span><text:span text:style-name="T16">/&gt;</text:span></text:p>
      <text:p text:style-name="P2">            <text:span text:style-name="T16">&lt;</text:span><text:span text:style-name="T17">XAxis</text:span><text:span text:style-name="T5"> </text:span><text:span text:style-name="T4">dataKey</text:span><text:span text:style-name="T11">=</text:span><text:span text:style-name="T13">"mes"</text:span><text:span text:style-name="T5"> </text:span><text:span text:style-name="T16">/&gt;</text:span></text:p>
      <text:p text:style-name="P2">            <text:span text:style-name="T16">&lt;</text:span><text:span text:style-name="T17">YAxis</text:span><text:span text:style-name="T5"> </text:span><text:span text:style-name="T16">/&gt;</text:span></text:p>
      <text:p text:style-name="P2">            <text:span text:style-name="T16">&lt;</text:span><text:span text:style-name="T17">Tooltip</text:span><text:span text:style-name="T5"> </text:span><text:span text:style-name="T16">/&gt;</text:span></text:p>
      <text:p text:style-name="P2">            <text:span text:style-name="T16">&lt;</text:span><text:span text:style-name="T17">Legend</text:span><text:span text:style-name="T5"> </text:span><text:span text:style-name="T16">/&gt;</text:span></text:p>
      <text:p text:style-name="P2">            <text:span text:style-name="T16">&lt;</text:span><text:span text:style-name="T17">Bar</text:span><text:span text:style-name="T5"> </text:span><text:span text:style-name="T4">dataKey</text:span><text:span text:style-name="T11">=</text:span><text:span text:style-name="T13">"total"</text:span><text:span text:style-name="T5"> </text:span><text:span text:style-name="T4">fill</text:span><text:span text:style-name="T11">=</text:span><text:span text:style-name="T13">"#ff9800"</text:span><text:span text:style-name="T5"> </text:span><text:span text:style-name="T4">name</text:span><text:span text:style-name="T11">=</text:span><text:span text:style-name="T13">"Deudas"</text:span><text:span text:style-name="T5"> </text:span><text:span text:style-name="T16">/&gt;</text:span></text:p>
      <text:p text:style-name="P2">          <text:span text:style-name="T16">&lt;/</text:span><text:span text:style-name="T17">BarChart</text:span><text:span text:style-name="T16">&gt;</text:span></text:p>
      <text:p text:style-name="P2">        <text:span text:style-name="T16">&lt;/</text:span><text:span text:style-name="T17">ResponsiveContainer</text:span><text:span text:style-name="T16">&gt;</text:span></text:p>
      <text:p text:style-name="P2">      <text:span text:style-name="T16">&lt;/</text:span><text:span text:style-name="T8">div</text:span><text:span text:style-name="T16">&gt;</text:span></text:p>
      <text:p text:style-name="P3"/>
      <text:p text:style-name="P2">      <text:span text:style-name="T8">{</text:span><text:span text:style-name="T12">/* Deudas Mensuales */</text:span><text:span text:style-name="T8">}</text:span></text:p>
      <text:p text:style-name="P2">      <text:span text:style-name="T16">&lt;</text:span><text:span text:style-name="T8">div</text:span><text:span text:style-name="T16">&gt;</text:span></text:p>
      <text:p text:style-name="P2">        <text:span text:style-name="T16">&lt;</text:span><text:span text:style-name="T8">h3</text:span><text:span text:style-name="T5"> </text:span><text:span text:style-name="T4">className</text:span><text:span text:style-name="T11">=</text:span><text:span text:style-name="T13">"text-xl font-semibold mb-2"</text:span><text:span text:style-name="T16">&gt;</text:span><text:span text:style-name="T5">Deudas Mensuales</text:span><text:span text:style-name="T16">&lt;/</text:span><text:span text:style-name="T8">h3</text:span><text:span text:style-name="T16">&gt;</text:span></text:p>
      <text:p text:style-name="P2">        <text:span text:style-name="T16">&lt;</text:span><text:span text:style-name="T17">ResponsiveContainer</text:span><text:span text:style-name="T5"> </text:span><text:span text:style-name="T4">width</text:span><text:span text:style-name="T11">=</text:span><text:span text:style-name="T13">"100%"</text:span><text:span text:style-name="T5"> </text:span><text:span text:style-name="T4">height</text:span><text:span text:style-name="T11">=</text:span><text:span text:style-name="T8">{</text:span><text:span text:style-name="T15">250</text:span><text:span text:style-name="T8">}</text:span><text:span text:style-name="T16">&gt;</text:span></text:p>
      <text:p text:style-name="P2">          <text:span text:style-name="T16">&lt;</text:span><text:span text:style-name="T17">BarChart</text:span><text:span text:style-name="T5"> </text:span><text:span text:style-name="T4">data</text:span><text:span text:style-name="T11">=</text:span><text:span text:style-name="T8">{</text:span><text:span text:style-name="T9">datos</text:span><text:span text:style-name="T11">.</text:span><text:span text:style-name="T4">deudas_mensuales</text:span><text:span text:style-name="T11">.</text:span><text:span text:style-name="T10">map</text:span><text:span text:style-name="T11">(</text:span><text:span text:style-name="T4">d</text:span><text:span text:style-name="T11"> </text:span><text:span text:style-name="T8">=&gt;</text:span><text:span text:style-name="T11"> ({ ...</text:span><text:span text:style-name="T4">d</text:span><text:span text:style-name="T11">, </text:span><text:span text:style-name="T4">dia:</text:span><text:span text:style-name="T11"> </text:span><text:span text:style-name="T10">formatearDia</text:span><text:span text:style-name="T11">(</text:span><text:span text:style-name="T4">d</text:span><text:span text:style-name="T11">.</text:span><text:span text:style-name="T4">dia</text:span><text:span text:style-name="T11">) }))</text:span><text:span text:style-name="T8">}</text:span><text:span text:style-name="T16">&gt;</text:span></text:p>
      <text:p text:style-name="P2">            <text:span text:style-name="T16">&lt;</text:span><text:span text:style-name="T17">CartesianGrid</text:span><text:span text:style-name="T5"> </text:span><text:span text:style-name="T4">strokeDasharray</text:span><text:span text:style-name="T11">=</text:span><text:span text:style-name="T13">"3 3"</text:span><text:span text:style-name="T5"> </text:span><text:span text:style-name="T16">/&gt;</text:span></text:p>
      <text:p text:style-name="P2">            <text:span text:style-name="T16">&lt;</text:span><text:span text:style-name="T17">XAxis</text:span><text:span text:style-name="T5"> </text:span><text:span text:style-name="T4">dataKey</text:span><text:span text:style-name="T11">=</text:span><text:span text:style-name="T13">"dia"</text:span><text:span text:style-name="T5"> </text:span><text:span text:style-name="T16">/&gt;</text:span></text:p>
      <text:p text:style-name="P2">            <text:span text:style-name="T16">&lt;</text:span><text:span text:style-name="T17">YAxis</text:span><text:span text:style-name="T5"> </text:span><text:span text:style-name="T16">/&gt;</text:span></text:p>
      <text:p text:style-name="P2">            <text:span text:style-name="T16">&lt;</text:span><text:span text:style-name="T17">Tooltip</text:span><text:span text:style-name="T5"> </text:span><text:span text:style-name="T16">/&gt;</text:span></text:p>
      <text:p text:style-name="P2">            <text:span text:style-name="T16">&lt;</text:span><text:span text:style-name="T17">Legend</text:span><text:span text:style-name="T5"> </text:span><text:span text:style-name="T16">/&gt;</text:span></text:p>
      <text:p text:style-name="P2">            <text:span text:style-name="T16">&lt;</text:span><text:span text:style-name="T17">Bar</text:span><text:span text:style-name="T5"> </text:span><text:span text:style-name="T4">dataKey</text:span><text:span text:style-name="T11">=</text:span><text:span text:style-name="T13">"total"</text:span><text:span text:style-name="T5"> </text:span><text:span text:style-name="T4">fill</text:span><text:span text:style-name="T11">=</text:span><text:span text:style-name="T13">"#ffb74d"</text:span><text:span text:style-name="T5"> </text:span><text:span text:style-name="T4">name</text:span><text:span text:style-name="T11">=</text:span><text:span text:style-name="T13">"Deudas"</text:span><text:span text:style-name="T5"> </text:span><text:span text:style-name="T16">/&gt;</text:span></text:p>
      <text:p text:style-name="P2">          <text:span text:style-name="T16">&lt;/</text:span><text:span text:style-name="T17">BarChart</text:span><text:span text:style-name="T16">&gt;</text:span></text:p>
      <text:p text:style-name="P2">        <text:span text:style-name="T16">&lt;/</text:span><text:span text:style-name="T17">ResponsiveContainer</text:span><text:span text:style-name="T16">&gt;</text:span></text:p>
      <text:p text:style-name="P2">      <text:span text:style-name="T16">&lt;/</text:span><text:span text:style-name="T8">div</text:span><text:span text:style-name="T16">&gt;</text:span></text:p>
      <text:p text:style-name="P2">    <text:span text:style-name="T16">&lt;/</text:span><text:span text:style-name="T8">div</text:span><text:span text:style-name="T16">&gt;</text:span></text:p>
      <text:p text:style-name="P2">  <text:span text:style-name="T5">);</text:span>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7T22:40:01.293628800</meta:creation-date>
    <dc:date>2025-08-07T22:40:03.844333400</dc:date>
    <meta:editing-duration>PT2S</meta:editing-duration>
    <meta:editing-cycles>1</meta:editing-cycles>
    <meta:document-statistic meta:table-count="0" meta:image-count="0" meta:object-count="0" meta:page-count="3" meta:paragraph-count="119" meta:word-count="369" meta:character-count="4233" meta:non-whitespace-character-count="3079"/>
    <meta:generator>LibreOffice/25.2.4.3$Windows_X86_64 LibreOffice_project/33e196637044ead23f5c3226cde09b47731f7e27</meta:generator>
  </office:meta>
</office:document-meta>
</file>